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7126in"/>
    </style:style>
    <style:style style:name="co22" style:family="table-column">
      <style:table-column-properties fo:break-before="auto" style:column-width="1.3193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9945in"/>
    </style:style>
    <style:style style:name="co25" style:family="table-column">
      <style:table-column-properties fo:break-before="auto" style:column-width="2.0445in"/>
    </style:style>
    <style:style style:name="co26" style:family="table-column">
      <style:table-column-properties fo:break-before="auto" style:column-width="2.428in"/>
    </style:style>
    <style:style style:name="co27" style:family="table-column">
      <style:table-column-properties fo:break-before="auto" style:column-width="1.4807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1.5307in"/>
    </style:style>
    <style:style style:name="co30" style:family="table-column">
      <style:table-column-properties fo:break-before="auto" style:column-width="1.5209in"/>
    </style:style>
    <style:style style:name="co31" style:family="table-column">
      <style:table-column-properties fo:break-before="auto" style:column-width="1.9035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2.1047in"/>
    </style:style>
    <style:style style:name="co34" style:family="table-column">
      <style:table-column-properties fo:break-before="auto" style:column-width="2.9917in"/>
    </style:style>
    <style:style style:name="co35" style:family="table-column">
      <style:table-column-properties fo:break-before="auto" style:column-width="1.6819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0.3311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2591in" fo:break-before="auto" style:use-optimal-row-height="fals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4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58" style:family="table-cell" style:parent-style-name="Default">
      <style:table-cell-properties style:text-align-source="value-type" style:repeat-content="false" fo:wrap-option="wrap" style:vertical-align="middle"/>
    </style:style>
    <style:style style:name="ce159" style:family="table-cell" style:parent-style-name="Default">
      <style:table-cell-properties fo:border="0.06pt solid #000000" style:vertical-align="middle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25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5"/>
          <table:table-cell table:style-name="ce77" table:number-columns-spanned="3" table:number-rows-spanned="1"/>
          <table:covered-table-cell table:number-columns-repeated="2" table:style-name="ce25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5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6">
          <table:table-cell table:style-name="ce26"/>
          <table:table-cell table:style-name="ce31" office:value-type="string">
            <text:p>PLF-SOC REGRESSION TEST CASES</text:p>
          </table:table-cell>
          <table:table-cell table:style-name="ce26" table:number-columns-repeated="2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Version:</text:p>
          </table:table-cell>
          <table:table-cell table:style-name="ce39" office:value-type="float" office:value="1.4">
            <text:p>1.4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Issue date:</text:p>
          </table:table-cell>
          <table:table-cell table:style-name="ce40" office:value-type="date" office:date-value="2012-05-24">
            <text:p>24-May-2012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duct Name:</text:p>
          </table:table-cell>
          <table:table-cell table:style-name="ce41" office:value-type="string">
            <text:p>Social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ject Name:</text:p>
          </table:table-cell>
          <table:table-cell table:style-name="ce42" office:value-type="string">
            <text:p>SOC 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Module:</text:p>
          </table:table-cell>
          <table:table-cell table:style-name="ce43" office:value-type="string">
            <text:p>Regression</text:p>
          </table:table-cell>
          <table:table-cell table:style-name="ce71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7"/>
          <table:table-cell table:style-name="ce32" office:value-type="string">
            <text:p>Total Cases:</text:p>
          </table:table-cell>
          <table:table-cell table:style-name="ce66" table:formula="of:=SUM([Bugs_v1_1_4.C4:Bugs_v1_1_7.C4])" office:value-type="float" office:value="15">
            <text:p>15</text:p>
          </table:table-cell>
          <table:table-cell table:style-name="ce72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0">
          <table:table-cell table:style-name="ce27"/>
          <table:table-cell table:style-name="ce33" office:value-type="string">
            <text:p>Test Status:</text:p>
          </table:table-cell>
          <table:table-cell table:style-name="ce6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7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4" table:number-columns-repeated="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1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12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4">
          <table:table-cell table:style-name="ce28"/>
          <table:table-cell table:number-columns-repeated="6"/>
          <table:table-cell table:style-name="ce27"/>
          <table:table-cell table:style-name="ce28" table:number-columns-repeated="247"/>
          <table:table-cell table:style-name="ce29"/>
        </table:table-row>
        <table:table-row table:style-name="ro4">
          <table:table-cell table:style-name="ce27"/>
          <table:table-cell table:number-columns-repeated="6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5" office:value-type="string">
            <text:p>Record of change:</text:p>
          </table:table-cell>
          <table:table-cell table:style-name="ce68" table:number-columns-repeated="2"/>
          <table:table-cell table:style-name="ce81"/>
          <table:table-cell table:style-name="ce68" table:number-columns-repeated="2"/>
          <table:table-cell table:style-name="ce27" table:number-columns-repeated="248"/>
          <table:table-cell table:style-name="ce29"/>
        </table:table-row>
        <table:table-row table:style-name="ro7">
          <table:table-cell table:style-name="ce27"/>
          <table:table-cell table:style-name="ce36" office:value-type="string">
            <text:p>Effective Date</text:p>
          </table:table-cell>
          <table:table-cell table:style-name="ce69" office:value-type="string">
            <text:p>Version</text:p>
          </table:table-cell>
          <table:table-cell table:style-name="ce69" office:value-type="string">
            <text:p>Change description</text:p>
          </table:table-cell>
          <table:table-cell table:style-name="ce69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87" office:value-type="string">
            <text:p>Reference</text:p>
          </table:table-cell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7" office:value-type="date" office:date-value="2011-10-06">
            <text:p>6-Oct-2011</text:p>
          </table:table-cell>
          <table:table-cell table:style-name="ce70" office:value-type="string">
            <text:p>1.0</text:p>
          </table:table-cell>
          <table:table-cell table:style-name="ce74" office:value-type="string">
            <text:p>Create new test file: Bugs_v1_1_6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7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07">
            <text:p>7-Oct-2011</text:p>
          </table:table-cell>
          <table:table-cell table:style-name="ce70" office:value-type="string">
            <text:p>1.1</text:p>
          </table:table-cell>
          <table:table-cell table:style-name="ce75" office:value-type="string">
            <text:p>Create Bugs_v1_1_5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10">
            <text:p>10-Oct-2011</text:p>
          </table:table-cell>
          <table:table-cell table:style-name="ce70" office:value-type="string">
            <text:p>1.2</text:p>
          </table:table-cell>
          <table:table-cell table:style-name="ce75" office:value-type="string">
            <text:p>Create Bugs_v1_1_4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9"/>
          <table:table-cell table:style-name="ce29"/>
          <table:table-cell table:style-name="ce25" table:number-columns-repeated="247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2-27">
            <text:p>27-Dec-2011</text:p>
          </table:table-cell>
          <table:table-cell table:style-name="ce70" office:value-type="string">
            <text:p>1.3</text:p>
          </table:table-cell>
          <table:table-cell table:style-name="ce76"/>
          <table:table-cell table:style-name="ce83" office:value-type="string">
            <text:p>Nhung.Vu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string">
            <text:p>24-My-20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9 sheet</text:p>
          </table:table-cell>
          <table:table-cell table:style-name="ce83" office:value-type="string">
            <text:p>Hang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float" office:value="41131">
            <text:p>10-Aug-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10 sheet</text:p>
          </table:table-cell>
          <table:table-cell table:style-name="ce83" office:value-type="string">
            <text:p>Thu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9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872];[.$L1])" office:value-type="float" office:value="0">
            <text:p>0</text:p>
          </table:table-cell>
          <table:table-cell table:style-name="ce119" table:formula="of:=COUNTIF([.N$7:.N$872];[.$L1])" office:value-type="float" office:value="0">
            <text:p>0</text:p>
          </table:table-cell>
          <table:table-cell table:style-name="ce119" table:formula="of:=COUNTIF([.O$7:.O$872];[.$L1])" office:value-type="float" office:value="0">
            <text:p>0</text:p>
          </table:table-cell>
          <table:table-cell table:style-name="ce119" table:formula="of:=COUNTIF([.P$7:.P$872];[.$L1])" office:value-type="float" office:value="0">
            <text:p>0</text:p>
          </table:table-cell>
          <table:table-cell table:style-name="ce119" table:formula="of:=COUNTIF([.Q$7:.Q$872];[.$L1])" office:value-type="float" office:value="0">
            <text:p>0</text:p>
          </table:table-cell>
          <table:table-cell table:style-name="ce119" table:formula="of:=COUNTIF([.R$7:.R$872];[.$L1])" office:value-type="float" office:value="0">
            <text:p>0</text:p>
          </table:table-cell>
          <table:table-cell table:style-name="ce119" table:formula="of:=COUNTIF([.S$7:.S$87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872];[.$L2])" office:value-type="float" office:value="0">
            <text:p>0</text:p>
          </table:table-cell>
          <table:table-cell table:style-name="ce119" table:formula="of:=COUNTIF([.N$7:.N$872];[.$L2])" office:value-type="float" office:value="0">
            <text:p>0</text:p>
          </table:table-cell>
          <table:table-cell table:style-name="ce119" table:formula="of:=COUNTIF([.O$7:.O$872];[.$L2])" office:value-type="float" office:value="0">
            <text:p>0</text:p>
          </table:table-cell>
          <table:table-cell table:style-name="ce119" table:formula="of:=COUNTIF([.P$7:.P$872];[.$L2])" office:value-type="float" office:value="0">
            <text:p>0</text:p>
          </table:table-cell>
          <table:table-cell table:style-name="ce119" table:formula="of:=COUNTIF([.Q$7:.Q$872];[.$L2])" office:value-type="float" office:value="0">
            <text:p>0</text:p>
          </table:table-cell>
          <table:table-cell table:style-name="ce119" table:formula="of:=COUNTIF([.R$7:.R$872];[.$L2])" office:value-type="float" office:value="0">
            <text:p>0</text:p>
          </table:table-cell>
          <table:table-cell table:style-name="ce119" table:formula="of:=COUNTIF([.S$7:.S$87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4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872];[.$L3])" office:value-type="float" office:value="0">
            <text:p>0</text:p>
          </table:table-cell>
          <table:table-cell table:style-name="ce119" table:formula="of:=COUNTIF([.N$7:.N$872];[.$L3])" office:value-type="float" office:value="0">
            <text:p>0</text:p>
          </table:table-cell>
          <table:table-cell table:style-name="ce119" table:formula="of:=COUNTIF([.O$7:.O$872];[.$L3])" office:value-type="float" office:value="0">
            <text:p>0</text:p>
          </table:table-cell>
          <table:table-cell table:style-name="ce119" table:formula="of:=COUNTIF([.P$7:.P$872];[.$L3])" office:value-type="float" office:value="0">
            <text:p>0</text:p>
          </table:table-cell>
          <table:table-cell table:style-name="ce119" table:formula="of:=COUNTIF([.Q$7:.Q$872];[.$L3])" office:value-type="float" office:value="0">
            <text:p>0</text:p>
          </table:table-cell>
          <table:table-cell table:style-name="ce119" table:formula="of:=COUNTIF([.R$7:.R$872];[.$L3])" office:value-type="float" office:value="0">
            <text:p>0</text:p>
          </table:table-cell>
          <table:table-cell table:style-name="ce119" table:formula="of:=COUNTIF([.S$7:.S$87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0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872];[.$L4])" office:value-type="float" office:value="0">
            <text:p>0</text:p>
          </table:table-cell>
          <table:table-cell table:style-name="ce119" table:formula="of:=COUNTIF([.N$7:.N$872];[.$L4])" office:value-type="float" office:value="0">
            <text:p>0</text:p>
          </table:table-cell>
          <table:table-cell table:style-name="ce119" table:formula="of:=COUNTIF([.O$7:.O$872];[.$L4])" office:value-type="float" office:value="0">
            <text:p>0</text:p>
          </table:table-cell>
          <table:table-cell table:style-name="ce119" table:formula="of:=COUNTIF([.P$7:.P$872];[.$L4])" office:value-type="float" office:value="0">
            <text:p>0</text:p>
          </table:table-cell>
          <table:table-cell table:style-name="ce119" table:formula="of:=COUNTIF([.Q$7:.Q$872];[.$L4])" office:value-type="float" office:value="0">
            <text:p>0</text:p>
          </table:table-cell>
          <table:table-cell table:style-name="ce119" table:formula="of:=COUNTIF([.R$7:.R$872];[.$L4])" office:value-type="float" office:value="0">
            <text:p>0</text:p>
          </table:table-cell>
          <table:table-cell table:style-name="ce119" table:formula="of:=COUNTIF([.S$7:.S$87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872];[.$L5])" office:value-type="float" office:value="0">
            <text:p>0</text:p>
          </table:table-cell>
          <table:table-cell table:style-name="ce119" table:formula="of:=COUNTIF([.N$7:.N$872];[.$L5])" office:value-type="float" office:value="0">
            <text:p>0</text:p>
          </table:table-cell>
          <table:table-cell table:style-name="ce119" table:formula="of:=COUNTIF([.O$7:.O$872];[.$L5])" office:value-type="float" office:value="0">
            <text:p>0</text:p>
          </table:table-cell>
          <table:table-cell table:style-name="ce119" table:formula="of:=COUNTIF([.P$7:.P$872];[.$L5])" office:value-type="float" office:value="0">
            <text:p>0</text:p>
          </table:table-cell>
          <table:table-cell table:style-name="ce119" table:formula="of:=COUNTIF([.Q$7:.Q$872];[.$L5])" office:value-type="float" office:value="0">
            <text:p>0</text:p>
          </table:table-cell>
          <table:table-cell table:style-name="ce119" table:formula="of:=COUNTIF([.R$7:.R$872];[.$L5])" office:value-type="float" office:value="0">
            <text:p>0</text:p>
          </table:table-cell>
          <table:table-cell table:style-name="ce11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23" table:number-columns-repeated="211"/>
          <table:table-cell table:style-name="ce124" table:number-columns-repeated="26"/>
        </table:table-row>
        <table:table-row table:style-name="ro14">
          <table:table-cell table:style-name="ce92" office:value-type="float" office:value="1">
            <text:p>1.00</text:p>
          </table:table-cell>
          <table:table-cell table:style-name="ce99" office:value-type="string">
            <text:p>REG_PLF304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4_SOC_001">
            <text:p>REG_PLF304_SOC_001</text:p>
          </table:table-cell>
          <table:table-cell table:style-name="ce110" office:value-type="string">
            <text:p>Check Use name instead of login for connection activities</text:p>
          </table:table-cell>
          <table:table-cell table:style-name="ce111" office:value-type="string">
            <text:p>Step 1: Demo send connection request for John</text:p>
          </table:table-cell>
          <table:table-cell table:style-name="ce111" office:value-type="string">
            <text:p>- Log in by demo</text:p>
            <text:p>- Move mouse to user's name and select <text:span text:style-name="T4">Find People</text:span></text:p>
            <text:p><text:span text:style-name="T5">- Click on icon to invite John </text:span></text:p>
          </table:table-cell>
          <table:table-cell table:style-name="ce111" office:value-type="string">
            <text:p>An invitation is sent to John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519</text:p>
            <text:p>CCP-804</text:p>
          </table:table-cell>
          <table:table-cell table:style-name="ce116" office:value-type="string">
            <text:p>Show message "demo is now connected with john"</text:p>
          </table:table-cell>
          <table:table-cell table:style-name="ce121" table:number-columns-repeated="8"/>
          <table:table-cell table:number-columns-repeated="237"/>
        </table:table-row>
        <table:table-row table:style-name="ro15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4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2: Check the invitation of John</text:p>
          </table:table-cell>
          <table:table-cell table:style-name="ce111" office:value-type="string">
            <text:p>- Log in by john</text:p>
            <text:p>- Click on <text:span text:style-name="T4">My Status</text:span> button</text:p>
          </table:table-cell>
          <table:table-cell table:style-name="ce111" office:value-type="string">
            <text:p>Show message: Jack Miller invited you to connect. Accept | Refuse <text:s/>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4_SOC_001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3: Accept connection</text:p>
          </table:table-cell>
          <table:table-cell table:style-name="ce111" office:value-type="string">
            <text:p>Click on <text:span text:style-name="T4">Accept</text:span> link</text:p>
          </table:table-cell>
          <table:table-cell table:style-name="ce111" office:value-type="string">
            <text:p>Show message:You are now connected with Jack Miller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17"/>
          <table:table-cell table:style-name="ce111" table:number-columns-repeated="8"/>
          <table:table-cell table:style-name="ce112" table:number-columns-repeated="237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99" office:value-type="string">
            <text:p>REG_PLF304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10]" office:value-type="string" office:string-value="REG_PLF304_SOC_002">
            <text:p>REG_PLF304_SOC_002</text:p>
          </table:table-cell>
          <table:table-cell table:style-name="ce110" office:value-type="string">
            <text:p>Check activities of connecting use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demo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517</text:p>
            <text:p>CCP-806</text:p>
          </table:table-cell>
          <table:table-cell table:style-name="ce111" office:value-type="string">
            <text:p>user can NOT see activities shared by people belonging to his network even in private spaces 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7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2: Create activities</text:p>
          </table:table-cell>
          <table:table-cell table:style-name="ce111" office:value-type="string">
            <text:p>- Select new space above</text:p>
            <text:p>- Add some activites</text:p>
          </table:table-cell>
          <table:table-cell table:style-name="ce111" office:value-type="string">
            <text:p>Activities is added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3: Add connection</text:p>
          </table:table-cell>
          <table:table-cell table:style-name="ce111" office:value-type="string">
            <text:p>- Move mouse to user's name and select <text:span text:style-name="T4">Find People</text:span></text:p>
            <text:p>- Add connect with Mary</text:p>
          </table:table-cell>
          <table:table-cell table:style-name="ce111" office:value-type="string">
            <text:p>A request is sent to Mar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4: Check the invitation</text:p>
          </table:table-cell>
          <table:table-cell table:style-name="ce111" office:value-type="string">
            <text:p>- Log in as Mary</text:p>
            <text:p>- Select <text:span text:style-name="T4">My Status</text:span> button</text:p>
            <text:p>- Click on <text:span text:style-name="T4">Accept</text:span> button link</text:p>
          </table:table-cell>
          <table:table-cell table:style-name="ce111" office:value-type="string">
            <text:p>Mary and Demo is frien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5: Check the activities created by demo</text:p>
          </table:table-cell>
          <table:table-cell table:style-name="ce111" office:value-type="string">
            <text:p>- Click on <text:span text:style-name="T4">Connection</text:span> button</text:p>
          </table:table-cell>
          <table:table-cell table:style-name="ce111" office:value-type="string">
            <text:p>Activities create by demo are shown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0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99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5]" office:value-type="string" office:string-value="REG_PLF304_SOC_003">
            <text:p>REG_PLF304_SOC_003</text:p>
          </table:table-cell>
          <table:table-cell table:style-name="ce110" office:value-type="string">
            <text:p>Accepting invitation clears the list</text:p>
          </table:table-cell>
          <table:table-cell table:style-name="ce111" office:value-type="string">
            <text:p>Step 1: Add connect to Demo from Root</text:p>
          </table:table-cell>
          <table:table-cell table:style-name="ce111" office:value-type="string">
            <text:p>- Log in by Root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55</text:p>
            <text:p>CCP-757</text:p>
          </table:table-cell>
          <table:table-cell table:style-name="ce118" office:value-type="string">
            <text:p>Accepting an invitation clears the connection list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1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2: Add connect to Demo from John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0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3: Add connect to Demo from Mary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4: Accept connection</text:p>
          </table:table-cell>
          <table:table-cell table:style-name="ce111" office:value-type="string">
            <text:p>- Log in by Demo</text:p>
            <text:p>- Click on <text:span text:style-name="T4">My Status</text:span></text:p>
            <text:p>- Accept the connection from Root, John</text:p>
          </table:table-cell>
          <table:table-cell table:style-name="ce111" office:value-type="string">
            <text:p>Demo is a friend of Root, john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5: Restart server</text:p>
          </table:table-cell>
          <table:table-cell table:style-name="ce111" office:value-type="string">
            <text:p>- Restart server to clear cached</text:p>
          </table:table-cell>
          <table:table-cell table:style-name="ce111" office:value-type="string">
            <text:p>Server is restart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6: Accept connection</text:p>
          </table:table-cell>
          <table:table-cell table:style-name="ce111" office:value-type="string">
            <text:p>- Log in by Demo</text:p>
            <text:p>- Click on <text:span text:style-name="T4">My Network → Incomming</text:span></text:p>
            <text:p>- Accept the connection from Mary</text:p>
          </table:table-cell>
          <table:table-cell table:style-name="ce111" office:value-type="string">
            <text:p>Demo is a friend of Mar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7: Check friend list</text:p>
          </table:table-cell>
          <table:table-cell table:style-name="ce111" office:value-type="string">
            <text:p>- Click on <text:span text:style-name="T4">My Network</text:span></text:p>
          </table:table-cell>
          <table:table-cell table:style-name="ce111" office:value-type="string">
            <text:p>Root, John, Mary is listed 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5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5])" office:value-type="float" office:value="7" table:number-columns-spanned="3" table:number-rows-spanned="1">
            <text:p>7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23" table:number-columns-repeated="211"/>
          <table:table-cell table:style-name="ce124" table:number-columns-repeated="26"/>
        </table:table-row>
        <table:table-row table:style-name="ro19">
          <table:table-cell table:style-name="ce92" office:value-type="float" office:value="1">
            <text:p>1.00</text:p>
          </table:table-cell>
          <table:table-cell table:style-name="ce99" office:value-type="string">
            <text:p>REG_PLF305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5_SOC_001">
            <text:p>REG_PLF305_SOC_001</text:p>
          </table:table-cell>
          <table:table-cell table:style-name="ce110" office:value-type="string">
            <text:p>Check the displaying of space in My Space menu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1780</text:p>
            <text:p>CCP-837</text:p>
          </table:table-cell>
          <table:table-cell table:style-name="ce116" office:value-type="string">
            <text:p>Don't update new space on menu</text:p>
          </table:table-cell>
          <table:table-cell table:style-name="ce121" table:number-columns-repeated="8"/>
          <table:table-cell table:number-columns-repeated="237"/>
        </table:table-row>
        <table:table-row table:style-name="ro20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5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5_SOC_001">
            <text:p>REG_PLF305_SOC_001</text:p>
          </table:table-cell>
          <table:table-cell table:style-name="ce111" office:value-type="string">
            <text:p>Check the displaying of space in My Space menu</text:p>
          </table:table-cell>
          <table:table-cell table:style-name="ce111" office:value-type="string">
            <text:p>Step 2: Check the displaying of new space</text:p>
          </table:table-cell>
          <table:table-cell table:style-name="ce111" office:value-type="string">
            <text:p>Move mouse on My Spaces</text:p>
          </table:table-cell>
          <table:table-cell table:style-name="ce111" office:value-type="string">
            <text:p>New space is listed on My Spaces menu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1">
          <table:table-cell table:style-name="ce9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REG_PLF305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5_SOC_002">
            <text:p>REG_PLF305_SOC_002</text:p>
          </table:table-cell>
          <table:table-cell table:style-name="ce110" office:value-type="string">
            <text:p>Check activities when change date tim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<text:span text:style-name="T4"> My Spaces</text:span></text:p>
            <text:p>- Create 2 space: AAA and BBB</text:p>
          </table:table-cell>
          <table:table-cell table:style-name="ce111" office:value-type="string">
            <text:p>New spaces are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74</text:p>
            <text:p>CCP-955</text:p>
          </table:table-cell>
          <table:table-cell table:style-name="ce117" office:value-type="string">
            <text:p>Activities of spaces are not well sorted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1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2: Add activities for space</text:p>
          </table:table-cell>
          <table:table-cell table:style-name="ce11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11" office:value-type="string">
            <text:p>Activities are created 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3: Invite user to space</text:p>
          </table:table-cell>
          <table:table-cell table:style-name="ce111" office:value-type="string">
            <text:p>- Select space AAA</text:p>
            <text:p>- Click on <text:span text:style-name="T4">Space Setting</text:span> tab</text:p>
            <text:p>- Click on <text:span text:style-name="T4">Member</text:span> tab</text:p>
            <text:p>- Invite 1 user to join this space (demo)</text:p>
          </table:table-cell>
          <table:table-cell table:style-name="ce111" office:value-type="string">
            <text:p>Invited user is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1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4: Accept invitation by invited user </text:p>
          </table:table-cell>
          <table:table-cell table:style-name="ce111" office:value-type="string">
            <text:p>- Log in by demo</text:p>
            <text:p>- Select <text:span text:style-name="T4">My Spaces → Invitation</text:span></text:p>
            <text:p>- Click on <text:span text:style-name="T4">Accept</text:span> icion to join space</text:p>
            <text:p/>
          </table:table-cell>
          <table:table-cell table:style-name="ce111" office:value-type="string">
            <text:p>The invitation to join space is disappeared. The message “Jack Miller has joined” on space AAA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5: Add activities by invited user</text:p>
          </table:table-cell>
          <table:table-cell table:style-name="ce111" office:value-type="string">
            <text:p>- Select space AAA</text:p>
            <text:p>- Add some activities </text:p>
          </table:table-cell>
          <table:table-cell table:style-name="ce111" office:value-type="string">
            <text:p>Activities are created by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2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6: Change date time of server</text:p>
          </table:table-cell>
          <table:table-cell table:style-name="ce111" office:value-type="string">
            <text:p>- Change the date time of your computer</text:p>
            <text:p>- Restart the server</text:p>
          </table:table-cell>
          <table:table-cell table:style-name="ce111" office:value-type="string">
            <text:p>Date time of server is chang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8" table:formula="of:=[.B15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7: Add comment by invited user</text:p>
          </table:table-cell>
          <table:table-cell table:style-name="ce111" office:value-type="string">
            <text:p>- Log in by demo</text:p>
            <text:p>- Add comments in activites</text:p>
          </table:table-cell>
          <table:table-cell table:style-name="ce111" office:value-type="string">
            <text:p>Comments are add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8: Check activities after change date time of server</text:p>
          </table:table-cell>
          <table:table-cell table:style-name="ce111" office:value-type="string">
            <text:p>- Refresh browser</text:p>
          </table:table-cell>
          <table:table-cell table:style-name="ce117" office:value-type="string">
            <text:p>Activities of spaces are well sort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3">
          <table:table-cell table:style-name="ce9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99" office:value-type="string">
            <text:p>REG_PLF305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5_SOC_003">
            <text:p>REG_PLF305_SOC_003</text:p>
          </table:table-cell>
          <table:table-cell table:style-name="ce110" office:value-type="string">
            <text:p>Check the spelling in French message of connection request</text:p>
          </table:table-cell>
          <table:table-cell table:style-name="ce111" office:value-type="string">
            <text:p>Step 1: Add a contact</text:p>
          </table:table-cell>
          <table:table-cell table:style-name="ce111" office:value-type="string">
            <text:p><text:span text:style-name="T6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11" office:value-type="string">
            <text:p>Invitation is sent</text:p>
          </table:table-cell>
          <table:table-cell table:style-name="ce111" office:value-type="string">
            <text:p>Low</text:p>
          </table:table-cell>
          <table:table-cell table:style-name="ce111" office:value-type="string">
            <text:p>SOC-1481</text:p>
            <text:p>CCP-894</text:p>
          </table:table-cell>
          <table:table-cell table:style-name="ce111" office:value-type="string">
            <text:p>The message is : john vous a envoyé une demande de connxion.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5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5_SOC_003">
            <text:p>REG_PLF305_SOC_003</text:p>
          </table:table-cell>
          <table:table-cell table:style-name="ce111" office:value-type="string">
            <text:p>Check the spelling in French message of connection request</text:p>
          </table:table-cell>
          <table:table-cell table:style-name="ce111" office:value-type="string">
            <text:p>Step 2: Check the invitation</text:p>
          </table:table-cell>
          <table:table-cell table:style-name="ce111" office:value-type="string">
            <text:p>- Log in by Mary</text:p>
            <text:p>- Go to Mes Activités/Mon status</text:p>
          </table:table-cell>
          <table:table-cell table:style-name="ce111" office:value-type="string">
            <text:p>Show message: john vous a envoyé une demande de connexion.</text:p>
          </table:table-cell>
          <table:table-cell table:style-name="ce111" office:value-type="string">
            <text:p>Low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99" office:value-type="string">
            <text:p>REG_PLF305_SOC_004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5_SOC_004">
            <text:p>REG_PLF305_SOC_004</text:p>
          </table:table-cell>
          <table:table-cell table:style-name="ce110" office:value-type="string">
            <text:p>Delete default application o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60</text:p>
            <text:p>CCP-841</text:p>
          </table:table-cell>
          <table:table-cell table:style-name="ce111" office:value-type="string">
            <text:p>Unknown error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3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5_SOC_004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5_SOC_004">
            <text:p>REG_PLF305_SOC_004</text:p>
          </table:table-cell>
          <table:table-cell table:style-name="ce111" office:value-type="string">
            <text:p>Delete default application on space</text:p>
          </table:table-cell>
          <table:table-cell table:style-name="ce111" office:value-type="string">
            <text:p>Step 2: Select new space</text:p>
          </table:table-cell>
          <table:table-cell table:style-name="ce111" office:value-type="string">
            <text:p>- Access new space</text:p>
            <text:p>- Click on <text:span text:style-name="T4">Space 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11" office:value-type="string">
            <text:p>Application is deleted successfully. It is not listed on the left pane of spa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99" office:value-type="string">
            <text:p>REG_PLF305_SOC_005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5_SOC_005">
            <text:p>REG_PLF305_SOC_005</text:p>
          </table:table-cell>
          <table:table-cell table:style-name="ce110" office:value-type="string">
            <text:p>Check avatar of admin i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06</text:p>
            <text:p>CCP-830</text:p>
          </table:table-cell>
          <table:table-cell table:style-name="ce111" office:value-type="string">
            <text:p>The avatars of all admin are the same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8" table:formula="of:=[.B22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8" table:formula="of:=[.B23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<text:s/></text:p>
          </table:table-cell>
          <table:table-cell table:style-name="ce111" table:number-columns-repeated="9"/>
          <table:table-cell table:style-name="ce112" table:number-columns-repeated="237"/>
        </table:table-row>
        <table:table-row table:style-name="ro23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8" table:formula="of:=[.B24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4: Approve user to admin of space</text:p>
          </table:table-cell>
          <table:table-cell table:style-name="ce111" office:value-type="string">
            <text:p>- Login by john</text:p>
            <text:p>- Select new space</text:p>
            <text:p>- Click on <text:span text:style-name="T4">Space Setting</text:span> →<text:span text:style-name="T4"> Member</text:span></text:p>
            <text:p><text:span text:style-name="T5">- Click on </text:span><text:span text:style-name="T4">Make Leader</text:span><text:span text:style-name="T5"> icon on invited user</text:span></text:p>
          </table:table-cell>
          <table:table-cell table:style-name="ce111" office:value-type="string">
            <text:p>Invited user become the admin of this spa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3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8" table:formula="of:=[.B25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5: Add avatar for space creator</text:p>
          </table:table-cell>
          <table:table-cell table:style-name="ce111" office:value-type="string">
            <text:p>- Login by john</text:p>
            <text:p>- Move mouse to user's name at the top-right and select<text:span text:style-name="T4"> My Profile</text:span></text:p>
            <text:p><text:span text:style-name="T5">- Click on Change Avatar link</text:span></text:p>
            <text:p><text:span text:style-name="T5">- Browse an image file and click on Confirm button </text:span></text:p>
          </table:table-cell>
          <table:table-cell table:style-name="ce111" office:value-type="string">
            <text:p>Space creator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4">
          <table:table-cell table:style-name="ce9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8" table:formula="of:=[.B26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6: Change avatar of </text:p>
          </table:table-cell>
          <table:table-cell table:style-name="ce111" office:value-type="string">
            <text:p>- Log in by demo</text:p>
            <text:p><text:span text:style-name="T6">- Move mouse to user's name at the top-right and select</text:span><text:span text:style-name="T7"> My Profile</text:span></text:p>
            <text:p><text:span text:style-name="T8">- Click on Change Avatar link</text:span></text:p>
            <text:p><text:span text:style-name="T8">- Browse an image file (not the same with space creator) and click on Confirm button </text:span></text:p>
          </table:table-cell>
          <table:table-cell table:style-name="ce111" office:value-type="string">
            <text:p>Demo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8" table:formula="of:=[.B27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7: Check the displaying of admin's avatar</text:p>
          </table:table-cell>
          <table:table-cell table:style-name="ce111" office:value-type="string">
            <text:p>Select new space</text:p>
          </table:table-cell>
          <table:table-cell table:style-name="ce111" office:value-type="string">
            <text:p>Avatar of admins in space is differen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99" office:value-type="string">
            <text:p>REG_PLF305_SOC_006</text:p>
          </table:table-cell>
          <table:table-cell table:style-name="ce93" office:value-type="float" office:value="1">
            <text:p>1.00</text:p>
          </table:table-cell>
          <table:table-cell table:style-name="ce108" table:formula="of:=[.B28]" office:value-type="string" office:string-value="REG_PLF305_SOC_006">
            <text:p>REG_PLF305_SOC_006</text:p>
          </table:table-cell>
          <table:table-cell table:style-name="ce110" office:value-type="string">
            <text:p>Check Space setting tab by user is non-moderato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11" office:value-type="string">
            <text:p>SOC-1575</text:p>
            <text:p>CCP-831</text:p>
          </table:table-cell>
          <table:table-cell table:style-name="ce111" office:value-type="string">
            <text:p>Normal user can see space setting tab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8" table:formula="of:=[.B29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08" table:formula="of:=[.B30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8" table:formula="of:=[.B31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26" office:value-type="string">
            <text:p>Step 4: Check the displaying of Space</text:p>
          </table:table-cell>
          <table:table-cell table:style-name="ce126" office:value-type="string">
            <text:p>- Still log in with demo</text:p>
            <text:p>- Select new space</text:p>
          </table:table-cell>
          <table:table-cell table:style-name="ce126" office:value-type="string">
            <text:p>Space Setting tab is not displayed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99" office:value-type="string">
            <text:p>REG_PLF305_SOC_007</text:p>
          </table:table-cell>
          <table:table-cell table:style-name="ce93" office:value-type="float" office:value="1">
            <text:p>1.00</text:p>
          </table:table-cell>
          <table:table-cell table:style-name="ce108" table:formula="of:=[.B32]" office:value-type="string" office:string-value="REG_PLF305_SOC_007">
            <text:p>REG_PLF305_SOC_007</text:p>
          </table:table-cell>
          <table:table-cell table:style-name="ce125" office:value-type="string">
            <text:p>Share link while add activity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26" office:value-type="string">
            <text:p>High</text:p>
          </table:table-cell>
          <table:table-cell table:style-name="ce111" office:value-type="string">
            <text:p>SOC-1581</text:p>
            <text:p>CCP-849</text:p>
          </table:table-cell>
          <table:table-cell table:style-name="ce117" office:value-type="string">
            <text:p>Unable to share links when clicking attach button</text:p>
          </table:table-cell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0" office:value-type="string">
            <text:p>REG_PLF305_SOC_007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8" table:formula="of:=[.B33]" office:value-type="string" office:string-value="REG_PLF305_SOC_007">
            <text:p>REG_PLF305_SOC_007</text:p>
          </table:table-cell>
          <table:table-cell table:style-name="ce126" office:value-type="string">
            <text:p>Share link while add activity</text:p>
          </table:table-cell>
          <table:table-cell table:style-name="ce126" office:value-type="string">
            <text:p>Step 2: Share link while add activity</text:p>
          </table:table-cell>
          <table:table-cell table:style-name="ce12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26" office:value-type="string">
            <text:p>Link is shared</text:p>
          </table:table-cell>
          <table:table-cell table:style-name="ce126" office:value-type="string">
            <text:p>High</text:p>
          </table:table-cell>
          <table:table-cell table:style-name="ce111" table:number-columns-repeated="2"/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95" office:value-type="string">
            <text:p>TEST CASES</text:p>
          </table:table-cell>
          <table:table-cell table:style-name="ce133"/>
          <table:table-cell table:style-name="ce96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96"/>
          <table:table-cell table:style-name="ce102"/>
          <table:table-cell table:style-name="ce96" table:number-columns-repeated="2"/>
          <table:table-cell table:style-name="ce137"/>
          <table:table-cell table:style-name="ce96" table:number-columns-repeated="3"/>
          <table:table-cell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31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6 for regression test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1" office:value-type="string">
            <text:p>Total Main Cases:</text:p>
          </table:table-cell>
          <table:table-cell table:style-name="ce104" table:formula="of:=MAX([.A7:.A904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/>
          <table:table-cell table:style-name="ce140"/>
          <table:table-cell table:style-name="ce73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14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44" table:number-columns-repeated="211"/>
          <table:table-cell table:style-name="ce128" table:number-columns-repeated="26"/>
        </table:table-row>
        <table:table-row table:style-name="ro22">
          <table:table-cell table:style-name="ce129" office:value-type="float" office:value="1">
            <text:p>1.00</text:p>
          </table:table-cell>
          <table:table-cell table:style-name="ce99" office:value-type="string">
            <text:p>REG_PLF306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6_SOC_001">
            <text:p>REG_PLF306_SOC_001</text:p>
          </table:table-cell>
          <table:table-cell table:style-name="ce110" office:value-type="string">
            <text:p>Check activities after delete connection</text:p>
          </table:table-cell>
          <table:table-cell table:style-name="ce111" office:value-type="string">
            <text:p>Step 1: Create activities by demo</text:p>
          </table:table-cell>
          <table:table-cell table:style-name="ce111" office:value-type="string">
            <text:p>- Go to intranet portal</text:p>
            <text:p>- Login as demo</text:p>
            <text:p>- Create some activities </text:p>
          </table:table-cell>
          <table:table-cell table:style-name="ce111" office:value-type="string">
            <text:p>Activities is creat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733</text:p>
            <text:p>CCP-927</text:p>
          </table:table-cell>
          <table:table-cell table:style-name="ce142" office:value-type="string">
            <text:p>Error when go to My activities</text:p>
          </table:table-cell>
          <table:table-cell table:style-name="ce73" table:number-columns-repeated="8"/>
          <table:table-cell table:number-columns-repeated="237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2: Connect with demo by mary</text:p>
          </table:table-cell>
          <table:table-cell table:style-name="ce11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11" office:value-type="string">
            <text:p>Waiting for demo accept connec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9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3: Demo accept connection</text:p>
          </table:table-cell>
          <table:table-cell table:style-name="ce11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11" office:value-type="string">
            <text:p>A message is shown: Jack Miller is now connected with Mary Williams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11" office:value-type="string">
            <text:p>Mary is deleted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0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5: Check activities</text:p>
          </table:table-cell>
          <table:table-cell table:style-name="ce111" office:value-type="string">
            <text:p>- Login as demo</text:p>
            <text:p>- Select My activities</text:p>
          </table:table-cell>
          <table:table-cell table:style-name="ce111" office:value-type="string">
            <text:p>No excep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7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6_SOC_002</text:p>
          </table:table-cell>
          <table:table-cell table:style-name="ce130" office:value-type="float" office:value="1">
            <text:p>1.00</text:p>
          </table:table-cell>
          <table:table-cell table:style-name="ce108" table:formula="of:=[.B12]" office:value-type="string" office:string-value="REG_PLF306_SOC_002">
            <text:p>REG_PLF306_SOC_002</text:p>
          </table:table-cell>
          <table:table-cell table:style-name="ce110" office:value-type="string">
            <text:p>Access space has the same name with page at the root path</text:p>
          </table:table-cell>
          <table:table-cell table:style-name="ce111" office:value-type="string">
            <text:p>Step 1: Create a page at the root path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New page named Test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53</text:p>
            <text:p>CCP-938</text:p>
          </table:table-cell>
          <table:table-cell table:style-name="ce142" office:value-type="string">
            <text:p>Space is created successfully. When access the space, content of page is shown</text:p>
          </table:table-cell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9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6_SOC_002">
            <text:p>REG_PLF306_SOC_002</text:p>
          </table:table-cell>
          <table:table-cell table:style-name="ce111" office:value-type="string">
            <text:p>Access space has the same name with page at the root path</text:p>
          </table:table-cell>
          <table:table-cell table:style-name="ce111" office:value-type="string">
            <text:p>Step 2: Create new space has the same name with page above</text:p>
          </table:table-cell>
          <table:table-cell table:style-name="ce11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11" office:value-type="string">
            <text:p>Show message alert that you can not create a space has the same name with page in the same destina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6_SOC_002">
            <text:p>REG_PLF306_SOC_002</text:p>
          </table:table-cell>
          <table:table-cell table:style-name="ce110" office:value-type="string">
            <text:p>Access page has the same name with space </text:p>
          </table:table-cell>
          <table:table-cell table:style-name="ce111" office:value-type="string">
            <text:p>Step 1: Create a space</text:p>
          </table:table-cell>
          <table:table-cell table:style-name="ce11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11" office:value-type="string">
            <text:p>Space is created successfully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4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8" table:formula="of:=[.B15]" office:value-type="string" office:string-value="REG_PLF306_SOC_002">
            <text:p>REG_PLF306_SOC_002</text:p>
          </table:table-cell>
          <table:table-cell table:style-name="ce111" office:value-type="string">
            <text:p>Access page has the same name with space </text:p>
          </table:table-cell>
          <table:table-cell table:style-name="ce111" office:value-type="string">
            <text:p>Step 2: Create new page in the root path has the same name with space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Show message alert that you can not create a page has the same name with space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7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44" table:number-columns-repeated="211"/>
          <table:table-cell table:style-name="ce128" table:number-columns-repeated="26"/>
        </table:table-row>
        <table:table-row table:style-name="ro23">
          <table:table-cell table:style-name="ce129" office:value-type="float" office:value="1">
            <text:p>1.00</text:p>
          </table:table-cell>
          <table:table-cell table:style-name="ce99" office:value-type="string">
            <text:p>REG_PLF307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7_SOC_001">
            <text:p>REG_PLF307_SOC_001</text:p>
          </table:table-cell>
          <table:table-cell table:style-name="ce110" office:value-type="string">
            <text:p>Check intranet Homepage after change language into French</text:p>
          </table:table-cell>
          <table:table-cell table:style-name="ce111" office:value-type="string">
            <text:p>Step 1: Check Homepage</text:p>
          </table:table-cell>
          <table:table-cell table:style-name="ce11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Apply</text:span></text:p>
          </table:table-cell>
          <table:table-cell table:style-name="ce11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Contact View, User Activities are not translated to french</text:p>
          </table:table-cell>
          <table:table-cell table:style-name="ce159" table:number-columns-repeated="8"/>
          <table:table-cell table:number-columns-repeated="237"/>
        </table:table-row>
        <table:table-row table:style-name="ro19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7_SOC_001">
            <text:p>REG_PLF307_SOC_001</text:p>
          </table:table-cell>
          <table:table-cell table:style-name="ce111" office:value-type="string">
            <text:p>Check My Activities after change language into French</text:p>
          </table:table-cell>
          <table:table-cell table:style-name="ce157" office:value-type="string">
            <text:p>Step 2: Check My Activities 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11">- Click </text:span><text:span text:style-name="T10">My Activities</text:span></text:p>
          </table:table-cell>
          <table:table-cell table:style-name="ce157" office:value-type="string">
            <text:p><text:span text:style-name="T9">- My Activities page is well translated in French</text:span></text:p>
            <text:p><text:span text:style-name="T9"><text:s text:c="2"/></text:span><text:span text:style-name="T9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Space, Space Settings, Space Navigation, Add Contact, Find People are not translated to French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23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7_SOC_001">
            <text:p>REG_PLF307_SOC_001</text:p>
          </table:table-cell>
          <table:table-cell table:style-name="ce111" office:value-type="string">
            <text:p>Check Find People after change language into French</text:p>
          </table:table-cell>
          <table:table-cell table:style-name="ce157" office:value-type="string">
            <text:p>Step 3: Check Find Peopl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character</text:span></text:p>
            <text:p><text:span text:style-name="T9">- Click on </text:span><text:span text:style-name="T10">Mary Williams</text:span></text:p>
          </table:table-cell>
          <table:table-cell table:style-name="ce157" office:value-type="string">
            <text:p><text:span text:style-name="T9">- Find People page is well translated in 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Sexe</text:span></text:p>
            <text:p><text:span text:style-name="T9">- Activities page is well translated in French</text:span></text:p>
            <text:p><text:span text:style-name="T9"><text:s text:c="2"/></text:span><text:span text:style-name="T9">+ <text:s/>User Activities is Les activités d'utilisateur</text:span></text:p>
            <text:p><text:span text:style-name="T9"><text:s text:c="2"/></text:span><text:span text:style-name="T9">+ Display a line "Il n'y a aucune activité."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7_SOC_001">
            <text:p>REG_PLF307_SOC_001</text:p>
          </table:table-cell>
          <table:table-cell table:style-name="ce111" office:value-type="string">
            <text:p>Check Profile after change language into French</text:p>
          </table:table-cell>
          <table:table-cell table:style-name="ce157" office:value-type="string">
            <text:p>Step 4: Check Profile</text:p>
          </table:table-cell>
          <table:table-cell table:style-name="ce111" office:value-type="string">
            <text:p><text:span text:style-name="T5">- Click on </text:span><text:span text:style-name="T4">Profil </text:span><text:span text:style-name="T5">of Mary Williams</text:span></text:p>
          </table:table-cell>
          <table:table-cell table:style-name="ce11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9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7_SOC_001">
            <text:p>REG_PLF307_SOC_001</text:p>
          </table:table-cell>
          <table:table-cell table:style-name="ce111" office:value-type="string">
            <text:p>Check Contacts after change language into French</text:p>
          </table:table-cell>
          <table:table-cell table:style-name="ce157" office:value-type="string">
            <text:p>Step 5: Check Connections</text:p>
          </table:table-cell>
          <table:table-cell table:style-name="ce111" office:value-type="string">
            <text:p>- Click on <text:span text:style-name="T4">Contacts</text:span><text:span text:style-name="T5"> of Mary Williams</text:span></text:p>
          </table:table-cell>
          <table:table-cell table:style-name="ce15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Sexe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4">
          <table:table-cell table:style-name="ce14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7_SOC_002</text:p>
          </table:table-cell>
          <table:table-cell table:style-name="ce145" office:value-type="float" office:value="1">
            <text:p>1.00</text:p>
          </table:table-cell>
          <table:table-cell table:style-name="ce136" table:formula="of:=[.B12]" office:value-type="string" office:string-value="REG_PLF307_SOC_002">
            <text:p>REG_PLF307_SOC_002</text:p>
          </table:table-cell>
          <table:table-cell table:style-name="ce110" office:value-type="string">
            <text:p>Check displaying of space's information after change language into French</text:p>
          </table:table-cell>
          <table:table-cell table:style-name="ce157" office:value-type="string">
            <text:p>Step 1: Create a Space</text:p>
          </table:table-cell>
          <table:table-cell table:style-name="ce111" office:value-type="string">
            <text:p>- Login as demo</text:p>
            <text:p>- Click <text:span text:style-name="T4">My Spaces &gt; Find Spaces</text:span></text:p>
            <text:p><text:span text:style-name="T5">- Click </text:span><text:span text:style-name="T4">Add New Spaces</text:span></text:p>
            <text:p><text:span text:style-name="T5">- Input valid all value with name is Space1</text:span></text:p>
            <text:p><text:span text:style-name="T5">- Click </text:span><text:span text:style-name="T4">Save</text:span></text:p>
          </table:table-cell>
          <table:table-cell table:style-name="ce111" office:value-type="string">
            <text:p>- Space1 is created and shown in Space lists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2: Change Languag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</text:span><text:span text:style-name="T10">Change 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Apply</text:span></text:p>
          </table:table-cell>
          <table:table-cell table:style-name="ce111" office:value-type="string">
            <text:p>- Language is set into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2">
          <table:table-cell table:style-name="ce145"/>
          <table:table-cell table:style-name="ce100" office:value-type="string">
            <text:p>REG_PLF307_SOC_002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3: Check Find Space</text:p>
          </table:table-cell>
          <table:table-cell table:style-name="ce111" office:value-type="string">
            <text:p>- Click on <text:span text:style-name="T4">Trouver des Espaces</text:span></text:p>
          </table:table-cell>
          <table:table-cell table:style-name="ce111" office:value-type="string">
            <text:p>- Find Space page is well translated in French</text:p>
            <text:p>- Spaces Found is Espaces trouvés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5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4: Check Like</text:p>
          </table:table-cell>
          <table:table-cell table:style-name="ce11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1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5: Check Settings</text:p>
          </table:table-cell>
          <table:table-cell table:style-name="ce111" office:value-type="string">
            <text:p>- Click on <text:span text:style-name="T4">Space Settings</text:span></text:p>
          </table:table-cell>
          <table:table-cell table:style-name="ce111" office:value-type="string">
            <text:p>- <text:span text:style-name="T5">Settings</text:span>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3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8" table:formula="of:=[.B17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6: Check Visibility</text:p>
          </table:table-cell>
          <table:table-cell table:style-name="ce111" office:value-type="string">
            <text:p>- Select <text:span text:style-name="T4">Visibilité</text:span> tab</text:p>
          </table:table-cell>
          <table:table-cell table:style-name="ce15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7: Check Members</text:p>
          </table:table-cell>
          <table:table-cell table:style-name="ce157" office:value-type="string">
            <text:p>- Select <text:span text:style-name="T4">Membres</text:span> tab</text:p>
          </table:table-cell>
          <table:table-cell table:style-name="ce15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8" table:formula="of:=[.B19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8: Check Applications</text:p>
          </table:table-cell>
          <table:table-cell table:style-name="ce157" office:value-type="string">
            <text:p>- Select <text:span text:style-name="T4">Applications</text:span> tab</text:p>
          </table:table-cell>
          <table:table-cell table:style-name="ce157" office:value-type="string">
            <text:p>- Applications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9: Check Space Navigation</text:p>
          </table:table-cell>
          <table:table-cell table:style-name="ce157" office:value-type="string">
            <text:p>- Select <text:span text:style-name="T4">Navigation d'espace</text:span> tab</text:p>
          </table:table-cell>
          <table:table-cell table:style-name="ce157" office:value-type="string">
            <text:p>- Space Navigation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8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3" table:number-columns-spanned="3" table:number-rows-spanned="1">
            <text:p>3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44" table:number-columns-repeated="211"/>
          <table:table-cell table:style-name="ce128" table:number-columns-repeated="26"/>
        </table:table-row>
        <table:table-row table:style-name="ro10">
          <table:table-cell table:style-name="ce129" office:value-type="float" office:value="1">
            <text:p>1.00</text:p>
          </table:table-cell>
          <table:table-cell table:style-name="ce99" office:value-type="string">
            <text:p>REG_PLF308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018</text:p>
            <text:p>CCP-1063</text:p>
            <text:p><text:span text:style-name="T6"/></text:p>
          </table:table-cell>
          <table:table-cell table:style-name="ce142" office:value-type="string">
            <text:p>Click on "View document" in a space redirects you to the space's home page</text:p>
          </table:table-cell>
          <table:table-cell table:style-name="ce159" table:number-columns-repeated="8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2: Upload a document </text:p>
          </table:table-cell>
          <table:table-cell table:style-name="ce157" office:value-type="string">
            <text:p>- Go to documents page in a space</text:p>
            <text:p>- Click upload icon and upload a document</text:p>
          </table:table-cell>
          <table:table-cell table:style-name="ce157" office:value-type="string">
            <text:p>- Upload document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3: View Document</text:p>
          </table:table-cell>
          <table:table-cell table:style-name="ce157" office:value-type="string">
            <text:p>- Right on document and and choose "View document"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0" office:value-type="string">
            <text:p>REG_PLF308_SOC_002</text:p>
          </table:table-cell>
          <table:table-cell table:style-name="ce145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57" office:value-type="string">
            <text:p>Step 1: Add new user</text:p>
          </table:table-cell>
          <table:table-cell table:style-name="ce111" office:value-type="string">
            <text:p>- Login by root</text:p>
            <text:p>- Go to add new user</text:p>
            <text:p>- Add user with name: “dupont-p”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239</text:p>
            <text:p>CCP-1140</text:p>
            <text:p><text:span text:style-name="T6"/></text:p>
          </table:table-cell>
          <table:table-cell table:style-name="ce142" office:value-type="string">
            <text:p>can't invite member whose name contains "-" to a private space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64" office:value-type="string">
            <text:p>Step 2: Add new space private with name “test 2”</text:p>
          </table:table-cell>
          <table:table-cell table:style-name="ce16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9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57" office:value-type="string">
            <text:p>Step 3: Invite new user into space</text:p>
          </table:table-cell>
          <table:table-cell table:style-name="ce11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0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6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350</text:p>
            <text:p>CCP-1169</text:p>
            <text:p><text:span text:style-name="T6"/></text:p>
          </table:table-cell>
          <table:table-cell table:style-name="ce142" office:value-type="string">
            <text:p>Error when sharing an activity within an empty activity stream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/>
          <table:table-cell table:style-name="ce16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57" office:value-type="string">
            <text:p>Step 2: Delete all the messages in the activity stream</text:p>
          </table:table-cell>
          <table:table-cell table:style-name="ce11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11" office:value-type="string">
            <text:p>The following text is shown under the activitystream "Not any updates posted yet."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/>
          <table:table-cell table:style-name="ce157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0];[.$L1])" office:value-type="float" office:value="0">
            <text:p>0</text:p>
          </table:table-cell>
          <table:table-cell table:style-name="ce119" table:formula="of:=COUNTIF([.N$7:.N$910];[.$L1])" office:value-type="float" office:value="0">
            <text:p>0</text:p>
          </table:table-cell>
          <table:table-cell table:style-name="ce119" table:formula="of:=COUNTIF([.O$7:.O$910];[.$L1])" office:value-type="float" office:value="0">
            <text:p>0</text:p>
          </table:table-cell>
          <table:table-cell table:style-name="ce119" table:formula="of:=COUNTIF([.P$7:.P$910];[.$L1])" office:value-type="float" office:value="0">
            <text:p>0</text:p>
          </table:table-cell>
          <table:table-cell table:style-name="ce119" table:formula="of:=COUNTIF([.Q$7:.Q$910];[.$L1])" office:value-type="float" office:value="0">
            <text:p>0</text:p>
          </table:table-cell>
          <table:table-cell table:style-name="ce119" table:formula="of:=COUNTIF([.R$7:.R$910];[.$L1])" office:value-type="float" office:value="0">
            <text:p>0</text:p>
          </table:table-cell>
          <table:table-cell table:style-name="ce119" table:formula="of:=COUNTIF([.S$7:.S$910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0];[.$L2])" office:value-type="float" office:value="0">
            <text:p>0</text:p>
          </table:table-cell>
          <table:table-cell table:style-name="ce119" table:formula="of:=COUNTIF([.N$7:.N$910];[.$L2])" office:value-type="float" office:value="0">
            <text:p>0</text:p>
          </table:table-cell>
          <table:table-cell table:style-name="ce119" table:formula="of:=COUNTIF([.O$7:.O$910];[.$L2])" office:value-type="float" office:value="0">
            <text:p>0</text:p>
          </table:table-cell>
          <table:table-cell table:style-name="ce119" table:formula="of:=COUNTIF([.P$7:.P$910];[.$L2])" office:value-type="float" office:value="0">
            <text:p>0</text:p>
          </table:table-cell>
          <table:table-cell table:style-name="ce119" table:formula="of:=COUNTIF([.Q$7:.Q$910];[.$L2])" office:value-type="float" office:value="0">
            <text:p>0</text:p>
          </table:table-cell>
          <table:table-cell table:style-name="ce119" table:formula="of:=COUNTIF([.R$7:.R$910];[.$L2])" office:value-type="float" office:value="0">
            <text:p>0</text:p>
          </table:table-cell>
          <table:table-cell table:style-name="ce119" table:formula="of:=COUNTIF([.S$7:.S$910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9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0];[.$L3])" office:value-type="float" office:value="0">
            <text:p>0</text:p>
          </table:table-cell>
          <table:table-cell table:style-name="ce119" table:formula="of:=COUNTIF([.N$7:.N$910];[.$L3])" office:value-type="float" office:value="0">
            <text:p>0</text:p>
          </table:table-cell>
          <table:table-cell table:style-name="ce119" table:formula="of:=COUNTIF([.O$7:.O$910];[.$L3])" office:value-type="float" office:value="0">
            <text:p>0</text:p>
          </table:table-cell>
          <table:table-cell table:style-name="ce119" table:formula="of:=COUNTIF([.P$7:.P$910];[.$L3])" office:value-type="float" office:value="0">
            <text:p>0</text:p>
          </table:table-cell>
          <table:table-cell table:style-name="ce119" table:formula="of:=COUNTIF([.Q$7:.Q$910];[.$L3])" office:value-type="float" office:value="0">
            <text:p>0</text:p>
          </table:table-cell>
          <table:table-cell table:style-name="ce119" table:formula="of:=COUNTIF([.R$7:.R$910];[.$L3])" office:value-type="float" office:value="0">
            <text:p>0</text:p>
          </table:table-cell>
          <table:table-cell table:style-name="ce119" table:formula="of:=COUNTIF([.S$7:.S$910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3])" office:value-type="float" office:value="4" table:number-columns-spanned="3" table:number-rows-spanned="1">
            <text:p>4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0];[.$L4])" office:value-type="float" office:value="0">
            <text:p>0</text:p>
          </table:table-cell>
          <table:table-cell table:style-name="ce119" table:formula="of:=COUNTIF([.N$7:.N$910];[.$L4])" office:value-type="float" office:value="0">
            <text:p>0</text:p>
          </table:table-cell>
          <table:table-cell table:style-name="ce119" table:formula="of:=COUNTIF([.O$7:.O$910];[.$L4])" office:value-type="float" office:value="0">
            <text:p>0</text:p>
          </table:table-cell>
          <table:table-cell table:style-name="ce119" table:formula="of:=COUNTIF([.P$7:.P$910];[.$L4])" office:value-type="float" office:value="0">
            <text:p>0</text:p>
          </table:table-cell>
          <table:table-cell table:style-name="ce119" table:formula="of:=COUNTIF([.Q$7:.Q$910];[.$L4])" office:value-type="float" office:value="0">
            <text:p>0</text:p>
          </table:table-cell>
          <table:table-cell table:style-name="ce119" table:formula="of:=COUNTIF([.R$7:.R$910];[.$L4])" office:value-type="float" office:value="0">
            <text:p>0</text:p>
          </table:table-cell>
          <table:table-cell table:style-name="ce119" table:formula="of:=COUNTIF([.S$7:.S$910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0];[.$L5])" office:value-type="float" office:value="0">
            <text:p>0</text:p>
          </table:table-cell>
          <table:table-cell table:style-name="ce119" table:formula="of:=COUNTIF([.N$7:.N$910];[.$L5])" office:value-type="float" office:value="0">
            <text:p>0</text:p>
          </table:table-cell>
          <table:table-cell table:style-name="ce119" table:formula="of:=COUNTIF([.O$7:.O$910];[.$L5])" office:value-type="float" office:value="0">
            <text:p>0</text:p>
          </table:table-cell>
          <table:table-cell table:style-name="ce119" table:formula="of:=COUNTIF([.P$7:.P$910];[.$L5])" office:value-type="float" office:value="0">
            <text:p>0</text:p>
          </table:table-cell>
          <table:table-cell table:style-name="ce119" table:formula="of:=COUNTIF([.Q$7:.Q$910];[.$L5])" office:value-type="float" office:value="0">
            <text:p>0</text:p>
          </table:table-cell>
          <table:table-cell table:style-name="ce119" table:formula="of:=COUNTIF([.R$7:.R$910];[.$L5])" office:value-type="float" office:value="0">
            <text:p>0</text:p>
          </table:table-cell>
          <table:table-cell table:style-name="ce119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44" table:number-columns-repeated="211"/>
          <table:table-cell table:style-name="ce128" table:number-columns-repeated="26"/>
        </table:table-row>
        <table:table-row table:style-name="ro30">
          <table:table-cell table:style-name="ce129" office:value-type="float" office:value="1">
            <text:p>1.00</text:p>
          </table:table-cell>
          <table:table-cell table:style-name="ce99" office:value-type="string">
            <text:p>REG_PLF309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9_SOC_001">
            <text:p>REG_PLF309_SOC_001</text:p>
          </table:table-cell>
          <table:table-cell table:style-name="ce110" office:value-type="string">
            <text:p>Possible XSS attack by adding new activity stream</text:p>
          </table:table-cell>
          <table:table-cell table:style-name="ce111" office:value-type="string">
            <text:p>Step 1: Attack link by XSS</text:p>
          </table:table-cell>
          <table:table-cell table:style-name="ce11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11" office:value-type="string">
            <text:p>- Attach a link successfully</text:p>
            <text:p>- Share link is OK and show title is XSS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8</text:p>
            <text:p>CCP-1243</text:p>
            <text:p><text:span text:style-name="T6"/></text:p>
          </table:table-cell>
          <table:table-cell table:style-name="ce111" office:value-type="string">
            <text:p>Possible XSS attack by adding new activity stream</text:p>
          </table:table-cell>
          <table:table-cell table:style-name="ce159" table:number-columns-repeated="8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0" office:value-type="string">
            <text:p>REG_PLF308_SOC_0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2">
            <text:p>REG_PLF308_SOC_002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57" office:value-type="string">
            <text:p>Step 1: Add new space</text:p>
          </table:table-cell>
          <table:table-cell table:style-name="ce157" office:value-type="string">
            <text:p>- Add new space</text:p>
            <text:p/>
          </table:table-cell>
          <table:table-cell table:style-name="ce157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9</text:p>
            <text:p>CCP-1261</text:p>
            <text:p><text:span text:style-name="T6"/></text:p>
          </table:table-cell>
          <table:table-cell table:style-name="ce142" office:value-type="string">
            <text:p>Some characters and spaces are not formatted in activity stream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0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2: add a post or an answer that contains some characters</text:p>
          </table:table-cell>
          <table:table-cell table:style-name="ce15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3: Check on activity stream</text:p>
          </table:table-cell>
          <table:table-cell table:style-name="ce111" office:value-type="string">
            <text:p>- Go to Acitivy</text:p>
          </table:table-cell>
          <table:table-cell table:style-name="ce111" office:value-type="string">
            <text:p>- The post is displayed well </text:p>
          </table:table-cell>
          <table:table-cell table:style-name="ce111" office:value-type="string">
            <text:p>High</text:p>
          </table:table-cell>
          <table:table-cell table:number-columns-repeated="2"/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0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1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Arabic language</text:p>
          </table:table-cell>
          <table:table-cell table:style-name="ce164" office:value-type="string">
            <text:p>Step 1: Add new space with Arabic language</text:p>
          </table:table-cell>
          <table:table-cell table:style-name="ce16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32</text:p>
            <text:p>CCP-1220</text:p>
            <text:p><text:span text:style-name="T6"/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Arabic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9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French language</text:p>
          </table:table-cell>
          <table:table-cell table:style-name="ce164" office:value-type="string">
            <text:p>Step 1: Add new space with French language</text:p>
          </table:table-cell>
          <table:table-cell table:style-name="ce16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French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10" table:style-name="ta1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1];[.$L1])" office:value-type="float" office:value="0">
            <text:p>0</text:p>
          </table:table-cell>
          <table:table-cell table:style-name="ce119" table:formula="of:=COUNTIF([.N$7:.N$911];[.$L1])" office:value-type="float" office:value="0">
            <text:p>0</text:p>
          </table:table-cell>
          <table:table-cell table:style-name="ce119" table:formula="of:=COUNTIF([.O$7:.O$911];[.$L1])" office:value-type="float" office:value="0">
            <text:p>0</text:p>
          </table:table-cell>
          <table:table-cell table:style-name="ce119" table:formula="of:=COUNTIF([.P$7:.P$911];[.$L1])" office:value-type="float" office:value="0">
            <text:p>0</text:p>
          </table:table-cell>
          <table:table-cell table:style-name="ce119" table:formula="of:=COUNTIF([.Q$7:.Q$911];[.$L1])" office:value-type="float" office:value="0">
            <text:p>0</text:p>
          </table:table-cell>
          <table:table-cell table:style-name="ce119" table:formula="of:=COUNTIF([.R$7:.R$911];[.$L1])" office:value-type="float" office:value="0">
            <text:p>0</text:p>
          </table:table-cell>
          <table:table-cell table:style-name="ce119" table:formula="of:=COUNTIF([.S$7:.S$911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1];[.$L2])" office:value-type="float" office:value="0">
            <text:p>0</text:p>
          </table:table-cell>
          <table:table-cell table:style-name="ce119" table:formula="of:=COUNTIF([.N$7:.N$911];[.$L2])" office:value-type="float" office:value="0">
            <text:p>0</text:p>
          </table:table-cell>
          <table:table-cell table:style-name="ce119" table:formula="of:=COUNTIF([.O$7:.O$911];[.$L2])" office:value-type="float" office:value="0">
            <text:p>0</text:p>
          </table:table-cell>
          <table:table-cell table:style-name="ce119" table:formula="of:=COUNTIF([.P$7:.P$911];[.$L2])" office:value-type="float" office:value="0">
            <text:p>0</text:p>
          </table:table-cell>
          <table:table-cell table:style-name="ce119" table:formula="of:=COUNTIF([.Q$7:.Q$911];[.$L2])" office:value-type="float" office:value="0">
            <text:p>0</text:p>
          </table:table-cell>
          <table:table-cell table:style-name="ce119" table:formula="of:=COUNTIF([.R$7:.R$911];[.$L2])" office:value-type="float" office:value="0">
            <text:p>0</text:p>
          </table:table-cell>
          <table:table-cell table:style-name="ce119" table:formula="of:=COUNTIF([.S$7:.S$911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10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1];[.$L3])" office:value-type="float" office:value="0">
            <text:p>0</text:p>
          </table:table-cell>
          <table:table-cell table:style-name="ce119" table:formula="of:=COUNTIF([.N$7:.N$911];[.$L3])" office:value-type="float" office:value="0">
            <text:p>0</text:p>
          </table:table-cell>
          <table:table-cell table:style-name="ce119" table:formula="of:=COUNTIF([.O$7:.O$911];[.$L3])" office:value-type="float" office:value="0">
            <text:p>0</text:p>
          </table:table-cell>
          <table:table-cell table:style-name="ce119" table:formula="of:=COUNTIF([.P$7:.P$911];[.$L3])" office:value-type="float" office:value="0">
            <text:p>0</text:p>
          </table:table-cell>
          <table:table-cell table:style-name="ce119" table:formula="of:=COUNTIF([.Q$7:.Q$911];[.$L3])" office:value-type="float" office:value="0">
            <text:p>0</text:p>
          </table:table-cell>
          <table:table-cell table:style-name="ce119" table:formula="of:=COUNTIF([.R$7:.R$911];[.$L3])" office:value-type="float" office:value="0">
            <text:p>0</text:p>
          </table:table-cell>
          <table:table-cell table:style-name="ce119" table:formula="of:=COUNTIF([.S$7:.S$911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4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1];[.$L4])" office:value-type="float" office:value="0">
            <text:p>0</text:p>
          </table:table-cell>
          <table:table-cell table:style-name="ce119" table:formula="of:=COUNTIF([.N$7:.N$911];[.$L4])" office:value-type="float" office:value="0">
            <text:p>0</text:p>
          </table:table-cell>
          <table:table-cell table:style-name="ce119" table:formula="of:=COUNTIF([.O$7:.O$911];[.$L4])" office:value-type="float" office:value="0">
            <text:p>0</text:p>
          </table:table-cell>
          <table:table-cell table:style-name="ce119" table:formula="of:=COUNTIF([.P$7:.P$911];[.$L4])" office:value-type="float" office:value="0">
            <text:p>0</text:p>
          </table:table-cell>
          <table:table-cell table:style-name="ce119" table:formula="of:=COUNTIF([.Q$7:.Q$911];[.$L4])" office:value-type="float" office:value="0">
            <text:p>0</text:p>
          </table:table-cell>
          <table:table-cell table:style-name="ce119" table:formula="of:=COUNTIF([.R$7:.R$911];[.$L4])" office:value-type="float" office:value="0">
            <text:p>0</text:p>
          </table:table-cell>
          <table:table-cell table:style-name="ce119" table:formula="of:=COUNTIF([.S$7:.S$911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1];[.$L5])" office:value-type="float" office:value="0">
            <text:p>0</text:p>
          </table:table-cell>
          <table:table-cell table:style-name="ce119" table:formula="of:=COUNTIF([.N$7:.N$911];[.$L5])" office:value-type="float" office:value="0">
            <text:p>0</text:p>
          </table:table-cell>
          <table:table-cell table:style-name="ce119" table:formula="of:=COUNTIF([.O$7:.O$911];[.$L5])" office:value-type="float" office:value="0">
            <text:p>0</text:p>
          </table:table-cell>
          <table:table-cell table:style-name="ce119" table:formula="of:=COUNTIF([.P$7:.P$911];[.$L5])" office:value-type="float" office:value="0">
            <text:p>0</text:p>
          </table:table-cell>
          <table:table-cell table:style-name="ce119" table:formula="of:=COUNTIF([.Q$7:.Q$911];[.$L5])" office:value-type="float" office:value="0">
            <text:p>0</text:p>
          </table:table-cell>
          <table:table-cell table:style-name="ce119" table:formula="of:=COUNTIF([.R$7:.R$911];[.$L5])" office:value-type="float" office:value="0">
            <text:p>0</text:p>
          </table:table-cell>
          <table:table-cell table:style-name="ce119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/>
          <table:table-cell table:style-name="ce122" table:number-columns-repeated="7"/>
          <table:table-cell table:style-name="ce144" table:number-columns-repeated="211"/>
          <table:table-cell table:style-name="ce128" table:number-columns-repeated="26"/>
        </table:table-row>
        <table:table-row table:style-name="ro7"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0" office:value-type="string">
            <text:p>Check input @ character into a comment</text:p>
          </table:table-cell>
          <table:table-cell table:style-name="ce157" office:value-type="string">
            <text:p>Step 1: Connect to intranet</text:p>
          </table:table-cell>
          <table:table-cell table:style-name="ce111" office:value-type="string">
            <text:p>- Connect and go to intranet</text:p>
          </table:table-cell>
          <table:table-cell table:style-name="ce111" office:value-type="string">
            <text:p>Direct to intrane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66 CCP-1254</text:p>
          </table:table-cell>
          <table:table-cell table:style-name="ce142" office:value-type="string">
            <text:p>Problem with @ in comments in exo social 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2: Write a post</text:p>
          </table:table-cell>
          <table:table-cell table:style-name="ce111" office:value-type="string">
            <text:p>- Post your status in "What you are working on ?" field</text:p>
          </table:table-cell>
          <table:table-cell table:style-name="ce111" office:value-type="string">
            <text:p>Show your update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3: Write a comment with @ character</text:p>
          </table:table-cell>
          <table:table-cell table:style-name="ce111" office:value-type="string">
            <text:p>- Comment this update and put in your comment the symbol "@"</text:p>
          </table:table-cell>
          <table:table-cell table:style-name="ce157" office:value-type="string">
            <text:p>The "@" symbol is not interpreted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65" office:value-type="string">
            <text:p>Access posts of deleted users on spaces</text:p>
          </table:table-cell>
          <table:table-cell table:style-name="ce157" office:value-type="string">
            <text:p>Step 1: Create a user1</text:p>
          </table:table-cell>
          <table:table-cell table:style-name="ce157" office:value-type="string">
            <text:p>- Login as john</text:p>
            <text:p>- Create new user "user1"</text:p>
            <text:p>- Connect to user1</text:p>
          </table:table-cell>
          <table:table-cell table:style-name="ce157" office:value-type="string">
            <text:p>- user1 is created successfully</text:p>
            <text:p>- Connection request is sent to user1</text:p>
          </table:table-cell>
          <table:table-cell table:style-name="ce111" office:value-type="string">
            <text:p>High</text:p>
          </table:table-cell>
          <table:table-cell table:style-name="ce166" office:value-type="string">
            <text:p>SOC-1994</text:p>
            <text:p>CCP-1041</text:p>
          </table:table-cell>
          <table:table-cell table:style-name="ce157" office:value-type="string">
            <text:p>Exception when accessing posts of suppressed user </text:p>
          </table:table-cell>
          <table:table-cell table:style-name="ce29" table:number-columns-repeated="245"/>
        </table:table-row>
        <table:table-row table:style-name="ro10">
          <table:table-cell table:style-name="ce145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2: Create new space “test space abc” and invite</text:p>
          </table:table-cell>
          <table:table-cell table:style-name="ce157" office:value-type="string">
            <text:p>- Create new space "test space ABC"</text:p>
            <text:p>- Invite "user1" to space "test space ABC"</text:p>
          </table:table-cell>
          <table:table-cell table:style-name="ce157" office:value-type="string">
            <text:p>- "test space ABC" is create successfully</text:p>
            <text:p>- Invitation is sent to user1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29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3: Accept invitation</text:p>
          </table:table-cell>
          <table:table-cell table:style-name="ce157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157" office:value-type="string">
            <text:p>- user1 is connected to john</text:p>
            <text:p>- user1 is a member of the space “test space ABC”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10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4: Post some thing on my activity stream, space</text:p>
          </table:table-cell>
          <table:table-cell table:style-name="ce157" office:value-type="string">
            <text:p>- Go to My activities and post a comment "test" on an activity stream</text:p>
            <text:p>- Post an activity on space</text:p>
          </table:table-cell>
          <table:table-cell table:style-name="ce157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7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6: Delete user1</text:p>
          </table:table-cell>
          <table:table-cell table:style-name="ce157" office:value-type="string">
            <text:p>- Login as John</text:p>
            <text:p>- Delete "user1"</text:p>
          </table:table-cell>
          <table:table-cell table:style-name="ce157" office:value-type="string">
            <text:p>- user1 is deleted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14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7: Check my activity, space</text:p>
            <text:p/>
          </table:table-cell>
          <table:table-cell table:style-name="ce157" office:value-type="string">
            <text:p>- Go to my activity</text:p>
            <text:p>- Go to space “test space abc”</text:p>
          </table:table-cell>
          <table:table-cell table:style-name="ce157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50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 table:number-rows-repeated="65510">
          <table:table-cell table:style-name="ce175" table:number-columns-repeated="250"/>
          <table:table-cell table:style-name="ce194" table:number-columns-repeated="6"/>
        </table:table-row>
        <table:table-row table:style-name="ro9" table:number-rows-repeated="983035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6:04:36</dc:date>
    <meta:print-date>2008-06-17T00:45:47</meta:print-date>
    <dc:language>en-US</dc:language>
    <meta:editing-cycles>1048</meta:editing-cycles>
    <meta:editing-duration>P15DT18H21M3S</meta:editing-duration>
    <meta:document-statistic meta:table-count="10" meta:cell-count="1499" meta:object-count="1"/>
    <meta:user-defined meta:name="Info 1"/>
    <meta:user-defined meta:name="Info 2"/>
    <meta:user-defined meta:name="Info 3"/>
    <meta:user-defined meta:name="Info 4"/>
  </office:meta>
</office:document-meta>
</file>